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sqrt>
      <math:mrow>
        <math:msup>
          <math:mrow>
            <math:mo math:stretchy="false">(</math:mo>
            <math:mrow>
              <math:msub>
                <math:mi>x</math:mi>
                <math:mi>?</math:mi>
              </math:msub>
              <math:mo math:stretchy="false">−</math:mo>
              <math:msub>
                <math:mi>x</math:mi>
                <math:mi math:fontstyle="italic">vue</math:mi>
              </math:msub>
            </math:mrow>
            <math:mo math:stretchy="false">)</math:mo>
          </math:mrow>
          <math:mn>2</math:mn>
        </math:msup>
        <math:mo math:stretchy="false">+</math:mo>
        <math:msup>
          <math:mrow>
            <math:mo math:stretchy="false">(</math:mo>
            <math:mrow>
              <math:msub>
                <math:mi>y</math:mi>
                <math:mi>?</math:mi>
              </math:msub>
              <math:mo math:stretchy="false">−</math:mo>
              <math:msub>
                <math:mi>y</math:mi>
                <math:mi math:fontstyle="italic">vue</math:mi>
              </math:msub>
            </math:mrow>
            <math:mo math:stretchy="false">)</math:mo>
          </math:mrow>
          <math:mn>2</math:mn>
        </math:msup>
      </math:mrow>
    </math:msqrt>
    <math:annotation math:encoding="StarMath 5.0">sqrt{(x_{?} - x_{vue}) ^{2} + (y_{?} - y_{vue}) ^{2}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érenger ARNAUD</meta:initial-creator>
    <meta:creation-date>2007-10-18T12:47:36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